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2.099cm" svg:height="15.399cm" svg:x="0.3cm" svg:y="1.6cm" svg:viewBox="0 0 12100 15400" draw:points="1900,0 10100,0 10100,2800 12000,2800 12000,5000 10100,5000 10100,8200 12100,8200 12100,10000 10100,10000 10100,13500 7300,13500 7300,15400 4900,15400 4900,13500 1900,13500 1900,7700 0,7700 0,5900 1900,5900">
          <text:p/>
        </draw:polygon>
        <draw:custom-shape draw:style-name="gr2" draw:text-style-name="P1" draw:layer="layout" svg:width="0.6cm" svg:height="0.6cm" svg:x="0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0.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1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1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0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1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5T16:53:38.998453411</dc:date>
    <meta:editing-duration>PT5M37S</meta:editing-duration>
    <meta:editing-cycles>2</meta:editing-cycles>
    <meta:generator>LibreOffice/4.3.3.2$Linux_X86_64 LibreOffice_project/430m0$Build-2</meta:generator>
    <meta:document-statistic meta:object-count="6"/>
  </office:meta>
</office:document-meta>
</file>